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2b59de"/>
    </style:style>
    <style:style style:name="P2" style:family="paragraph" style:parent-style-name="Text_20_body">
      <style:text-properties fo:font-size="6.80000019073486pt" officeooo:paragraph-rsid="00273338" style:font-size-asian="6.80000019073486pt" style:font-size-complex="6.80000019073486pt"/>
    </style:style>
    <style:style style:name="P3" style:family="paragraph" style:parent-style-name="Text_20_body">
      <style:text-properties fo:font-size="6.80000019073486pt" officeooo:rsid="0028921b" officeooo:paragraph-rsid="00299a70" style:font-size-asian="6.80000019073486pt" style:font-size-complex="6.80000019073486pt"/>
    </style:style>
    <style:style style:name="P4" style:family="paragraph" style:parent-style-name="Text_20_body">
      <style:text-properties fo:font-size="6.80000019073486pt" officeooo:rsid="0028921b" officeooo:paragraph-rsid="002f247f" style:font-size-asian="6.80000019073486pt" style:font-size-complex="6.80000019073486pt"/>
    </style:style>
    <style:style style:name="P5" style:family="paragraph" style:parent-style-name="Text_20_body">
      <style:paragraph-properties fo:text-align="end" style:justify-single-word="false"/>
      <style:text-properties fo:font-size="6.80000019073486pt" fo:font-style="italic" officeooo:rsid="002b59de" officeooo:paragraph-rsid="002b59de" style:font-size-asian="6.80000019073486pt" style:font-style-asian="italic" style:font-size-complex="6.80000019073486pt" style:font-style-complex="italic"/>
    </style:style>
    <style:style style:name="P6" style:family="paragraph" style:parent-style-name="Text_20_body">
      <style:paragraph-properties fo:text-align="start" style:justify-single-word="false"/>
      <style:text-properties fo:font-size="6.80000019073486pt" fo:font-style="italic" officeooo:paragraph-rsid="002b59de" style:font-size-asian="6.80000019073486pt" style:font-style-asian="italic" style:font-size-complex="6.80000019073486pt" style:font-style-complex="italic"/>
    </style:style>
    <style:style style:name="P7" style:family="paragraph" style:parent-style-name="Heading_20_1">
      <style:text-properties officeooo:rsid="0017a89a" officeooo:paragraph-rsid="0017a89a"/>
    </style:style>
    <style:style style:name="P8" style:family="paragraph" style:parent-style-name="Heading_20_1">
      <style:paragraph-properties fo:break-before="page"/>
    </style:style>
    <style:style style:name="P9" style:family="paragraph" style:parent-style-name="Text_20_body">
      <style:text-properties style:font-name="Arial" fo:font-size="7.40000009536743pt" officeooo:rsid="003ba4f4" officeooo:paragraph-rsid="003ba4f4" style:font-size-asian="7.40000009536743pt" style:font-size-complex="7.40000009536743pt"/>
    </style:style>
    <style:style style:name="P10" style:family="paragraph" style:parent-style-name="Text_20_body">
      <style:text-properties fo:font-size="7.19999980926514pt" officeooo:rsid="003d6989" officeooo:paragraph-rsid="003d6989" style:font-size-asian="7.19999980926514pt" style:font-size-complex="7.19999980926514pt"/>
    </style:style>
    <style:style style:name="P11" style:family="paragraph" style:parent-style-name="Text_20_body">
      <style:text-properties fo:font-size="7.19999980926514pt" style:font-size-asian="7.19999980926514pt" style:font-size-complex="7.19999980926514pt"/>
    </style:style>
    <style:style style:name="P12" style:family="paragraph" style:parent-style-name="Text_20_body">
      <style:text-properties fo:font-size="7.40000009536743pt" officeooo:paragraph-rsid="0017a89a" style:font-size-asian="7.40000009536743pt" style:font-size-complex="7.40000009536743pt"/>
    </style:style>
    <style:style style:name="P13" style:family="paragraph" style:parent-style-name="Text_20_body">
      <style:text-properties fo:font-size="7.40000009536743pt" officeooo:rsid="0023be99" officeooo:paragraph-rsid="0023be99" style:font-size-asian="7.40000009536743pt" style:font-size-complex="7.40000009536743pt"/>
    </style:style>
    <style:style style:name="P14" style:family="paragraph" style:parent-style-name="Text_20_body">
      <style:text-properties fo:font-size="7.40000009536743pt" officeooo:paragraph-rsid="003ba4f4" style:font-size-asian="7.40000009536743pt" style:font-size-complex="7.40000009536743pt"/>
    </style:style>
    <style:style style:name="T1" style:family="text">
      <style:text-properties officeooo:rsid="001ef26b"/>
    </style:style>
    <style:style style:name="T2" style:family="text">
      <style:text-properties officeooo:rsid="00273338"/>
    </style:style>
    <style:style style:name="T3" style:family="text">
      <style:text-properties officeooo:rsid="00299a70"/>
    </style:style>
    <style:style style:name="T4" style:family="text">
      <style:text-properties officeooo:rsid="002b59de"/>
    </style:style>
    <style:style style:name="T5" style:family="text">
      <style:text-properties officeooo:rsid="002d51d6"/>
    </style:style>
    <style:style style:name="T6" style:family="text">
      <style:text-properties officeooo:rsid="002f247f"/>
    </style:style>
    <style:style style:name="T7" style:family="text">
      <style:text-properties officeooo:rsid="002fdd1c"/>
    </style:style>
    <style:style style:name="T8" style:family="text">
      <style:text-properties officeooo:rsid="0031196f"/>
    </style:style>
    <style:style style:name="T9" style:family="text">
      <style:text-properties officeooo:rsid="00325561"/>
    </style:style>
    <style:style style:name="T10" style:family="text">
      <style:text-properties style:font-name="Arial" officeooo:rsid="00325561"/>
    </style:style>
    <style:style style:name="T11" style:family="text">
      <style:text-properties style:font-name="Arial" officeooo:rsid="003a322b"/>
    </style:style>
    <style:style style:name="T12" style:family="text">
      <style:text-properties style:font-name="Arial" officeooo:rsid="003ba4f4"/>
    </style:style>
    <style:style style:name="T13" style:family="text">
      <style:text-properties style:font-name="Arial" fo:font-size="7.30000019073486pt" officeooo:rsid="003d6989" style:font-size-asian="10.5pt"/>
    </style:style>
    <style:style style:name="T14" style:family="text">
      <style:text-properties style:font-name="Arial" fo:font-size="7.30000019073486pt" officeooo:rsid="003de497" style:font-size-asian="10.5pt"/>
    </style:style>
    <style:style style:name="T15" style:family="text">
      <style:text-properties style:font-name="Arial" officeooo:rsid="003de497"/>
    </style:style>
    <style:style style:name="T16" style:family="text">
      <style:text-properties style:font-name="Arial" officeooo:rsid="003d6989"/>
    </style:style>
    <style:style style:name="T17" style:family="text">
      <style:text-properties style:font-name="Arial" officeooo:rsid="003e35de"/>
    </style:style>
    <style:style style:name="T18" style:family="text">
      <style:text-properties officeooo:rsid="00385e47"/>
    </style:style>
    <style:style style:name="T19" style:family="text">
      <style:text-properties fo:font-size="6.80000019073486pt" style:font-size-asian="6.80000019073486pt" style:font-size-complex="6.80000019073486pt"/>
    </style:style>
    <style:style style:name="T20" style:family="text">
      <style:text-properties fo:font-size="6.80000019073486pt" officeooo:rsid="002b59de" style:font-size-asian="6.80000019073486pt" style:font-size-complex="6.80000019073486pt"/>
    </style:style>
    <style:style style:name="T21" style:family="text">
      <style:text-properties officeooo:rsid="003ba4f4"/>
    </style:style>
    <style:style style:name="T22" style:family="text">
      <style:text-properties officeooo:rsid="0017a89a"/>
    </style:style>
    <style:style style:name="T23" style:family="text">
      <style:text-properties officeooo:rsid="0023be99"/>
    </style:style>
    <style:style style:name="T24" style:family="text">
      <style:text-properties officeooo:rsid="003d6989"/>
    </style:style>
    <style:style style:name="T25" style:family="text">
      <style:text-properties officeooo:rsid="003de497"/>
    </style:style>
    <style:style style:name="T26" style:family="text">
      <style:text-properties officeooo:rsid="003e35de"/>
    </style:style>
    <style:style style:name="T27" style:family="text">
      <style:text-properties officeooo:rsid="003edc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Heading">History</text:span></text:h>
      <text:p text:style-name="P10">The first Rhythms of Resistance band formed in 2000 in London out of Barking Bateria to participate in the Pink&amp;Silver bloc in the <text:span text:style-name="T15">protests </text:span>against the World Bank summit in Prague.</text:p>
      <text:p text:style-name="P11"><text:span text:style-name="T16">Barking Bateria was one of the first Samba bands in the UK, formed by the Radical Anthropology Group at University of East London during a strike in 1996 and taking its inspiration </text:span>from the “blocos-afros” bands (<text:span text:style-name="T16">such as</text:span> Olodum or Ilê Aiyê) that emerged in the mid-1970s in Brazil. These bands were formed as expressions of black awareness, in defiance of a military dictatorship which viewed any “cultura<text:span text:style-name="T24">l”</text:span> group as potentially “communist” and ruthlessly suppressed them. Blocos-afros bands were responsible for blending traditional samba rhythms with reggae, salsa and merengue to create the samba style now known as Samba Reggae. <text:span text:style-name="T24">This way they reappropriated Samba, which </text:span><text:span text:style-name="T26">had originally </text:span><text:span text:style-name="T17">come from</text:span><text:span text:style-name="T24"> the Afro-Brazilian communities but had been appropriated by the white privileged Brazilian society to be used for entertainment and profit. </text:span>Today many of the <text:span text:style-name="T24">blocos-afros</text:span> bands still campaign for freedom, human rights and equal opportunities, and fight against social injustice and racism.</text:p>
      <text:p text:style-name="P11"><text:span text:style-name="T25">Rhythms of Resistance was formed in 2000 to join the UK Earth First action against the IMF / Word Bank summit in Prague</text:span>. <text:span text:style-name="T25">A Pink&amp;Silver carnival bloc was organized for the first time, </text:span><text:span text:style-name="T27">taking inspiration from a</text:span><text:span text:style-name="T25"> movement called “Reclaim the Streets” (RTS), which has been blocking streets around the world since 1995 to create “temporary autonomous zones” and street parties to take back the space usually reserved for cars. Pink&amp;Silver </text:span><text:span text:style-name="T27">replaced the sound systems of RTS </text:span><text:span text:style-name="T25">with Samba bands. During the protest, </text:span><text:span text:style-name="T15">a </text:span>carnival bloc focused around a 55 piece band detached itself from a march of 67000 and outmanouvered police resources defending the IMF annual summit. With an international “black bloc” and a large contingent from the Italian movement, “Ya Basta”, three diverse forms of direct action worked towards a common goal and resulted in the shut down of the IMF summit. From then on, along with the movement against capitalist globalisation, one group after the other popped up <text:span text:style-name="T2">–</text:span> now we’re all over Europe and occasional in the rest of the world.</text:p>
      <text:h text:style-name="P7" text:outline-level="1"><text:soft-page-break/><text:span text:style-name="Heading">The Network</text:span></text:h>
      <text:p text:style-name="Text_20_body">The Rhythms of Resistance (RoR) network of activist samba drum bands comprises more than <text:span text:style-name="T8">6</text:span>0 separate activist samba drum bands all over the world. RoR is descended from the pink and silver "tactical frivolity" bloc (aka the "silly stunts and fluffy stuff" section) of the anti-Globalisation campaigns of the 1990s and early 2000s. As such, the use of tactical frivolity, carnival and creativity are a defining hallmark of bands in the RoR network (it is also why many of the bands in the RoR network wear pink when out and about).</text:p>
      <text:p text:style-name="Text_20_body">All the bands in the RoR network play the same tunes and try and use the same hand signals. This means at large events, different bands can join up to form a large and exuberant bateria.</text:p>
      <text:p text:style-name="Text_20_body">RoR bands work on a decentralised and democratic basis. All decisions within each band are made by consensus. No-one is "in charge" and those who have just joined the band have the same voice as those who have been members for many years. Each band operates independently, joining campaigns and actions that they themselves support, but they may join together for national demos etc. At large events, where multiple bands meet up and play together, mestres may come from any of the bands present, swapping in and out as mood and movement takes them.</text:p>
      <text:p text:style-name="Text_20_body">Although each band in the network is a independent entity answerable only to its members, they all share some common beliefs and values that define the Rhythms of Resistance network as a whole :</text:p>
      <text:h text:style-name="P7" text:outline-level="1"><text:span text:style-name="Heading">Principles</text:span></text:h>
      <text:p text:style-name="Text_20_body">We are a transnational anti-hierarchical anticapitalist, antisexist and antiracist network fighting for social and ecological justice.</text:p>
      <text:p text:style-name="Text_20_body">We are activists using tactical frivolity as a form of political action to confront any system of domination.</text:p>
      <text:p text:style-name="Text_20_body"><text:soft-page-break/>We also directly support everybody experiencing or struggling against exploitation, discrimination and oppression, without compromising our principles.</text:p>
      <text:p text:style-name="Text_20_body">Our tactics include drumming and dancing inspired by samba and carnival.</text:p>
      <text:p text:style-name="Text_20_body">We reject any false opposition between militancy and creative forms of resistance.</text:p>
      <text:p text:style-name="Text_20_body">Even if we are different bands operating in a decentralized fashion, we aim to maximise participation in our collective process.</text:p>
      <text:p text:style-name="Text_20_body">We are an open network to any people who share our principle<text:span text:style-name="T1">s</text:span>.</text:p>
      <text:p text:style-name="Text_20_body">Come with us! We have everything to play for!</text:p>
      <text:h text:style-name="P8" text:outline-level="1"><text:span text:style-name="Heading">Cultural Appropriation</text:span></text:h>
      <text:p text:style-name="P2">Cultural appropriation is the adoption of elements of <text:span text:style-name="T2">a minority culture by members of a dominant culture, while </text:span>using these elements outside of their original cultural context. Th<text:span text:style-name="T4">ese</text:span> cultural propert<text:span text:style-name="T4">ies</text:span> may be forms of dress, music or art, religion, language, intellectual property or social behavior, all of which may have deep cultural meaning to the original culture, but may be used as fashion by those from outside that culture.</text:p>
      <text:p text:style-name="P1"><text:span text:style-name="T19">Often, the original meaning of these cultural elements is lost or distorted, and such displays are often viewed as disrespectful, or even as a form of desecration, by members of the originating culture. Cultural elements which may have deep meaning to the original culture may be reduced to </text:span><text:span text:style-name="T20">“</text:span><text:a xlink:type="simple" xlink:href="https://en.wikipedia.org/wiki/Exoticism" text:style-name="Internet_20_link" text:visited-style-name="Visited_20_Internet_20_Link"><text:span text:style-name="T19">exotic</text:span></text:a><text:a xlink:type="simple" xlink:href="https://en.wikipedia.org/wiki/Exoticism" text:style-name="Internet_20_link" text:visited-style-name="Visited_20_Internet_20_Link"><text:span text:style-name="T20">”</text:span></text:a><text:span text:style-name="T19"> fashion or toys by those from the dominant culture. </text:span><text:span text:style-name="T20">W</text:span><text:span text:style-name="T19">hen this is done, the imitator, who does not experience that oppression is able to </text:span><text:span text:style-name="T20">“</text:span><text:span text:style-name="T19">play</text:span><text:span text:style-name="T20">”</text:span><text:span text:style-name="T19">, temporarily, an </text:span><text:span text:style-name="T20">“</text:span><text:span text:style-name="T19">exotic</text:span><text:span text:style-name="T20">”</text:span><text:span text:style-name="T19"> other, without experiencing any of the daily discriminations faced by other cultures. </text:span><text:span text:style-name="T20">A</text:span><text:span text:style-name="T19">ppropriation and the </text:span><text:span text:style-name="T20">“</text:span><text:span text:style-name="T19">fetishizing</text:span><text:span text:style-name="T20">”</text:span><text:span text:style-name="T19"> of cultures, in fact, alienates those whose culture is being appropriated</text:span></text:p>
      <text:p text:style-name="P5">(From Wikipedia)</text:p>
      <text:p text:style-name="P6"/>
      <text:p text:style-name="P3">Rhythms of Resistance takes its form of action and some aspects of <text:span text:style-name="T5">its</text:span> music from a Brazilian <text:span text:style-name="T7">B</text:span>lack liberation movement, while not being part of that movement. Our selection of <text:span text:style-name="T3">instruments is the same and our way of maestrating similar to real batucadas. </text:span>Custard, Samba Reggae and Sheffield Samba Reggae are simplified versions <text:span text:style-name="T3">of original Samba Reggae rhythms, Afoxé, </text:span><text:span text:style-name="T18">Voodoo and Xangô are directly rooted in Afro-Brazilian religion. Angela Davis, Cochabamba, Crazy Monkey, Hafla, Menaiek, No Border Bossa, Ragga and possible others are based on styles of popular music from the Global South</text:span><text:span text:style-name="T3">.</text:span></text:p>
      <text:p text:style-name="P4"><text:span text:style-name="T2">There is an ongoing debate in the </text:span>RoR <text:span text:style-name="T2">network about </text:span>to what extent this is cultural appropriation, and what consequences to draw from that. Many bands have decided to <text:span text:style-name="T6">stop</text:span> call<text:span text:style-name="T6">ing</text:span> themselves “Samba” or “Batucada”, but rather use alternative phrases like <text:span text:style-name="T6">p</text:span>ercussion or <text:span text:style-name="T6">d</text:span>rumming. <text:span text:style-name="T4">Some bands have decided to stop playing specific tunes.</text:span></text:p>
      <text:p text:style-name="P4">Still it is important to acknowledge that our <text:span text:style-name="T6">methods and </text:span>music <text:span text:style-name="T6">are</text:span> inspired by Samba <text:span text:style-name="T6">and Carnival </text:span>and <text:span text:style-name="T6">are</text:span> using many elements from it.</text:p>
      <text:h text:style-name="P8" text:outline-level="1"><text:span text:style-name="Heading">RoR Player</text:span></text:h>
      <text:p text:style-name="P12"><text:span text:style-name="T9">The RoR </text:span><text:span text:style-name="T10">P</text:span><text:span text:style-name="T9">layer can be used on </text:span><text:span text:style-name="T10">computers and smartphones to browse the tune sheets of all RoR tunes, listen to them, combine them in differe</text:span><text:span text:style-name="T11">n</text:span><text:span text:style-name="T10">t ways, modify them</text:span><text:span text:style-name="T22">, and even create own tunes </text:span><text:span text:style-name="T9">and share them with others</text:span><text:span text:style-name="T22">. </text:span><text:span text:style-name="T9">It can be found at https://player.rhythms-of-resistance.org/. It works directly in the browser, and after being used for the first time</text:span><text:span text:style-name="T10"> it, it can also be opened without an internet connection. </text:span><text:span text:style-name="T11">Use the “Add to Home </text:span><text:span text:style-name="T12">s</text:span><text:span text:style-name="T11">creen” function on a smartphone to use it like an app.</text:span></text:p>
      <text:p text:style-name="P13">The player has two modes, which can <text:span text:style-name="T9">be </text:span>select<text:span text:style-name="T9">ed</text:span> on top of the screen. In “Listen” mode, you can listen and read a detailed description of each tune by selecting one from the list on the left (on mobile devices, click on the menu button on the top left first). By clicking on the pen symbol, you can see the notes of a tune or break while it is playing.</text:p>
      <text:p text:style-name="P13">By clicking the dropdown with the Equalizer symbol, you can make specific instruments louder or quieter, adjust the playback speed, and add a whistle sound on the 1 or on each beat.</text:p>
      <text:p text:style-name="P14"><text:span text:style-name="T23">In “Compose” mode, you can modify tunes/breaks, compose your own ones, and listen to them in different combinations. </text:span><text:span text:style-name="T11">You can find detailed instructions in the RoR Player user manual on:<text:line-break/>https://player-docs.rhythms-of-resistance.org/</text:span></text:p>
      <text:h text:style-name="Heading_20_1" text:outline-level="1"><text:span text:style-name="Heading"><text:span text:style-name="T21">R</text:span></text:span><text:span text:style-name="Heading">oR Tube</text:span></text:h>
      <text:p text:style-name="P9">RoR Tube is a video sharing platform for the RoR network. It can be found on https://tube.rhythms-of-resistance.org/. You can find there and publish your own videos of playing tunes, the RoR dances, fixing drums, participating in actions and other creative ideas. RoR Tube is a good resource for seeing in action the things that the tune sheet can only describe in 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fo:font-size="7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style:contextual-spacing="false" fo:line-height="120%" fo:text-align="justify" style:justify-single-word="false" fo:hyphenation-ladder-count="no-limit" style:page-number="auto" style:writing-mode="page"/>
      <style:text-properties fo:font-size="7.30000019073486pt" style:font-size-asian="10.5pt" fo:hyphenate="false" fo:hyphenation-remain-char-count="2" fo:hyphenation-push-char-count="2" loext:hyphenation-no-caps="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99cm" fo:margin-bottom="0cm" style:contextual-spacing="false" fo:line-height="150%" style:page-number="auto" fo:padding="0cm" fo:border="none" style:shadow="none" style:writing-mode="page">
        <style:tab-stops/>
      </style:paragraph-properties>
      <style:text-properties fo:font-variant="normal" fo:text-transform="none" fo:font-size="10pt" style:text-underline-style="none"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00" loext:opacity="100%" fo:language="zxx" fo:country="none" style:text-underline-style="none" style:font-size-asian="10.5pt" style:language-asian="zxx" style:country-asian="none" style:language-complex="zxx" style:country-complex="none"/>
    </style:style>
    <style:style style:name="Heading" style:family="text">
      <style:text-properties style:font-size-asian="10.5pt" loext:border-line-width-bottom="0.018cm 0.018cm 0.018cm" loext:padding="0.049cm" loext:border-left="none" loext:border-right="none" loext:border-top="none" loext:border-bottom="1.5pt double #000000" loext:shadow="none"/>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4-23T23:43:18.822683814</meta:creation-date>
    <dc:date>2021-09-10T20:35:48.902825697</dc:date>
    <meta:editing-duration>PT6H26M27S</meta:editing-duration>
    <meta:editing-cycles>27</meta:editing-cycles>
    <meta:generator>LibreOffice/7.2.0.4$Linux_X86_64 LibreOffice_project/20$Build-4</meta:generator>
    <meta:document-statistic meta:table-count="0" meta:image-count="0" meta:object-count="0" meta:page-count="5" meta:paragraph-count="32" meta:word-count="1362" meta:character-count="8319" meta:non-whitespace-character-count="6988"/>
  </office:meta>
</office:document-meta>
</file>